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767cm" fo:margin-left="0.118cm" fo:margin-right="8.116cm" table:align="margins"/>
    </style:style>
    <style:style style:name="Table1.A" style:family="table-column">
      <style:table-column-properties style:column-width="1.928cm" style:rel-column-width="1093*"/>
    </style:style>
    <style:style style:name="Table1.B" style:family="table-column">
      <style:table-column-properties style:column-width="2.074cm" style:rel-column-width="1176*"/>
    </style:style>
    <style:style style:name="Table1.C" style:family="table-column">
      <style:table-column-properties style:column-width="1.085cm" style:rel-column-width="615*"/>
    </style:style>
    <style:style style:name="Table1.D" style:family="table-column">
      <style:table-column-properties style:column-width="0.944cm" style:rel-column-width="535*"/>
    </style:style>
    <style:style style:name="Table1.E" style:family="table-column">
      <style:table-column-properties style:column-width="1.51cm" style:rel-column-width="856*"/>
    </style:style>
    <style:style style:name="Table1.F" style:family="table-column">
      <style:table-column-properties style:column-width="1.226cm" style:rel-column-width="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8.061cm" fo:margin-left="0.118cm" fo:margin-right="8.821cm" table:align="margins"/>
    </style:style>
    <style:style style:name="Table2.A" style:family="table-column">
      <style:table-column-properties style:column-width="1.222cm" style:rel-column-width="693*"/>
    </style:style>
    <style:style style:name="Table2.B" style:family="table-column">
      <style:table-column-properties style:column-width="2.074cm" style:rel-column-width="1176*"/>
    </style:style>
    <style:style style:name="Table2.C" style:family="table-column">
      <style:table-column-properties style:column-width="1.085cm" style:rel-column-width="615*"/>
    </style:style>
    <style:style style:name="Table2.D" style:family="table-column">
      <style:table-column-properties style:column-width="0.944cm" style:rel-column-width="535*"/>
    </style:style>
    <style:style style:name="Table2.E" style:family="table-column">
      <style:table-column-properties style:column-width="1.51cm" style:rel-column-width="856*"/>
    </style:style>
    <style:style style:name="Table2.F" style:family="table-column">
      <style:table-column-properties style:column-width="1.226cm" style:rel-column-width="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8.343cm" fo:margin-left="0.118cm" fo:margin-right="8.539cm" table:align="margins"/>
    </style:style>
    <style:style style:name="Table3.A" style:family="table-column">
      <style:table-column-properties style:column-width="1.505cm" style:rel-column-width="853*"/>
    </style:style>
    <style:style style:name="Table3.B" style:family="table-column">
      <style:table-column-properties style:column-width="2.074cm" style:rel-column-width="1176*"/>
    </style:style>
    <style:style style:name="Table3.C" style:family="table-column">
      <style:table-column-properties style:column-width="1.085cm" style:rel-column-width="615*"/>
    </style:style>
    <style:style style:name="Table3.D" style:family="table-column">
      <style:table-column-properties style:column-width="0.944cm" style:rel-column-width="535*"/>
    </style:style>
    <style:style style:name="Table3.E" style:family="table-column">
      <style:table-column-properties style:column-width="1.51cm" style:rel-column-width="856*"/>
    </style:style>
    <style:style style:name="Table3.F" style:family="table-column">
      <style:table-column-properties style:column-width="1.226cm" style:rel-column-width="69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9.472cm" fo:margin-left="0.118cm" fo:margin-right="7.41cm" table:align="margins"/>
    </style:style>
    <style:style style:name="Table4.A" style:family="table-column">
      <style:table-column-properties style:column-width="2.633cm" style:rel-column-width="1493*"/>
    </style:style>
    <style:style style:name="Table4.B" style:family="table-column">
      <style:table-column-properties style:column-width="2.074cm" style:rel-column-width="1176*"/>
    </style:style>
    <style:style style:name="Table4.C" style:family="table-column">
      <style:table-column-properties style:column-width="1.085cm" style:rel-column-width="615*"/>
    </style:style>
    <style:style style:name="Table4.D" style:family="table-column">
      <style:table-column-properties style:column-width="0.944cm" style:rel-column-width="535*"/>
    </style:style>
    <style:style style:name="Table4.E" style:family="table-column">
      <style:table-column-properties style:column-width="1.51cm" style:rel-column-width="856*"/>
    </style:style>
    <style:style style:name="Table4.F" style:family="table-column">
      <style:table-column-properties style:column-width="1.226cm" style:rel-column-width="69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5" style:family="table">
      <style:table-properties style:width="8.061cm" fo:margin-left="0.118cm" fo:margin-right="8.821cm" table:align="margins"/>
    </style:style>
    <style:style style:name="Table5.A" style:family="table-column">
      <style:table-column-properties style:column-width="1.222cm" style:rel-column-width="693*"/>
    </style:style>
    <style:style style:name="Table5.B" style:family="table-column">
      <style:table-column-properties style:column-width="2.074cm" style:rel-column-width="1176*"/>
    </style:style>
    <style:style style:name="Table5.C" style:family="table-column">
      <style:table-column-properties style:column-width="1.085cm" style:rel-column-width="615*"/>
    </style:style>
    <style:style style:name="Table5.D" style:family="table-column">
      <style:table-column-properties style:column-width="0.944cm" style:rel-column-width="535*"/>
    </style:style>
    <style:style style:name="Table5.E" style:family="table-column">
      <style:table-column-properties style:column-width="1.51cm" style:rel-column-width="856*"/>
    </style:style>
    <style:style style:name="Table5.F" style:family="table-column">
      <style:table-column-properties style:column-width="1.226cm" style:rel-column-width="69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6" style:family="table">
      <style:table-properties style:width="7.258cm" fo:margin-left="0.118cm" fo:margin-right="9.624cm" table:align="margins"/>
    </style:style>
    <style:style style:name="Table6.A" style:family="table-column">
      <style:table-column-properties style:column-width="0.94cm" style:rel-column-width="533*"/>
    </style:style>
    <style:style style:name="Table6.B" style:family="table-column">
      <style:table-column-properties style:column-width="1.228cm" style:rel-column-width="696*"/>
    </style:style>
    <style:style style:name="Table6.C" style:family="table-column">
      <style:table-column-properties style:column-width="1.508cm" style:rel-column-width="855*"/>
    </style:style>
    <style:style style:name="Table6.D" style:family="table-column">
      <style:table-column-properties style:column-width="1.931cm" style:rel-column-width="1095*"/>
    </style:style>
    <style:style style:name="Table6.E" style:family="table-column">
      <style:table-column-properties style:column-width="1.651cm" style:rel-column-width="9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7" style:family="table">
      <style:table-properties style:width="4.62cm" fo:margin-left="0.118cm" fo:margin-right="12.263cm" table:align="margins"/>
    </style:style>
    <style:style style:name="Table7.A" style:family="table-column">
      <style:table-column-properties style:column-width="0.94cm" style:rel-column-width="533*"/>
    </style:style>
    <style:style style:name="Table7.B" style:family="table-column">
      <style:table-column-properties style:column-width="1.51cm" style:rel-column-width="856*"/>
    </style:style>
    <style:style style:name="Table7.C" style:family="table-column">
      <style:table-column-properties style:column-width="1.085cm" style:rel-column-width="61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8.67cm" fo:margin-left="0.118cm" fo:margin-right="8.213cm" table:align="margins"/>
    </style:style>
    <style:style style:name="Table8.A" style:family="table-column">
      <style:table-column-properties style:column-width="0.94cm" style:rel-column-width="533*"/>
    </style:style>
    <style:style style:name="Table8.B" style:family="table-column">
      <style:table-column-properties style:column-width="2.357cm" style:rel-column-width="1336*"/>
    </style:style>
    <style:style style:name="Table8.C" style:family="table-column">
      <style:table-column-properties style:column-width="1.508cm" style:rel-column-width="855*"/>
    </style:style>
    <style:style style:name="Table8.D" style:family="table-column">
      <style:table-column-properties style:column-width="1.79cm" style:rel-column-width="1015*"/>
    </style:style>
    <style:style style:name="Table8.E" style:family="table-column">
      <style:table-column-properties style:column-width="2.074cm" style:rel-column-width="11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9" style:family="table">
      <style:table-properties style:width="13.76cm" fo:margin-left="0.118cm" fo:margin-right="3.122cm" table:align="margins"/>
    </style:style>
    <style:style style:name="Table9.A" style:family="table-column">
      <style:table-column-properties style:column-width="0.94cm" style:rel-column-width="533*"/>
    </style:style>
    <style:style style:name="Table9.B" style:family="table-column">
      <style:table-column-properties style:column-width="1.933cm" style:rel-column-width="1096*"/>
    </style:style>
    <style:style style:name="Table9.C" style:family="table-column">
      <style:table-column-properties style:column-width="1.649cm" style:rel-column-width="935*"/>
    </style:style>
    <style:style style:name="Table9.D" style:family="table-column">
      <style:table-column-properties style:column-width="1.085cm" style:rel-column-width="615*"/>
    </style:style>
    <style:style style:name="Table9.E" style:family="table-column">
      <style:table-column-properties style:column-width="1.651cm" style:rel-column-width="936*"/>
    </style:style>
    <style:style style:name="Table9.G" style:family="table-column">
      <style:table-column-properties style:column-width="2.637cm" style:rel-column-width="1495*"/>
    </style:style>
    <style:style style:name="Table9.H" style:family="table-column">
      <style:table-column-properties style:column-width="2.215cm" style:rel-column-width="125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H1" style:family="table-cell">
      <style:table-cell-properties fo:padding="0.097cm" fo:border="0.05pt solid #000000"/>
    </style:style>
    <style:style style:name="Table10" style:family="table">
      <style:table-properties style:width="2.732cm" fo:margin-left="0.118cm" fo:margin-right="14.15cm" table:align="margins"/>
    </style:style>
    <style:style style:name="Table10.A" style:family="table-column">
      <style:table-column-properties style:column-width="1.081cm" style:rel-column-width="613*"/>
    </style:style>
    <style:style style:name="Table10.B" style:family="table-column">
      <style:table-column-properties style:column-width="1.651cm" style:rel-column-width="93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3.535cm" fo:margin-left="0.118cm" fo:margin-right="13.347cm" table:align="margins"/>
    </style:style>
    <style:style style:name="Table11.A" style:family="table-column">
      <style:table-column-properties style:column-width="1.222cm" style:rel-column-width="693*"/>
    </style:style>
    <style:style style:name="Table11.B" style:family="table-column">
      <style:table-column-properties style:column-width="1.228cm" style:rel-column-width="696*"/>
    </style:style>
    <style:style style:name="Table11.C" style:family="table-column">
      <style:table-column-properties style:column-width="1.085cm" style:rel-column-width="61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2" style:family="table">
      <style:table-properties style:width="1.222cm" fo:margin-left="0.118cm" fo:margin-right="15.66cm" table:align="margins"/>
    </style:style>
    <style:style style:name="Table12.A" style:family="table-column">
      <style:table-column-properties style:column-width="1.222cm" style:rel-column-width="693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6.412cm" fo:margin-left="0.118cm" fo:margin-right="10.47cm" table:align="margins"/>
    </style:style>
    <style:style style:name="Table13.A" style:family="table-column">
      <style:table-column-properties style:column-width="0.94cm" style:rel-column-width="533*"/>
    </style:style>
    <style:style style:name="Table13.B" style:family="table-column">
      <style:table-column-properties style:column-width="1.228cm" style:rel-column-width="696*"/>
    </style:style>
    <style:style style:name="Table13.C" style:family="table-column">
      <style:table-column-properties style:column-width="1.508cm" style:rel-column-width="855*"/>
    </style:style>
    <style:style style:name="Table13.D" style:family="table-column">
      <style:table-column-properties style:column-width="1.226cm" style:rel-column-width="695*"/>
    </style:style>
    <style:style style:name="Table13.E" style:family="table-column">
      <style:table-column-properties style:column-width="1.51cm" style:rel-column-width="85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fo:padding="0.097cm" fo:border="0.05pt solid #000000"/>
    </style:style>
    <style:style style:name="Table14" style:family="table">
      <style:table-properties style:width="4.337cm" fo:margin-left="0.118cm" fo:margin-right="12.545cm" table:align="margins"/>
    </style:style>
    <style:style style:name="Table14.A" style:family="table-column">
      <style:table-column-properties style:column-width="0.94cm" style:rel-column-width="533*"/>
    </style:style>
    <style:style style:name="Table14.B" style:family="table-column">
      <style:table-column-properties style:column-width="1.228cm" style:rel-column-width="696*"/>
    </style:style>
    <style:style style:name="Table14.C" style:family="table-column">
      <style:table-column-properties style:column-width="1.085cm" style:rel-column-width="61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1" style:family="text">
      <style:text-properties officeooo:rsid="001f1e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eam(TID varchar(20)Primary key, TNAME varchar(20), COACH varchar(20),CAPTAIN_ID varchar(20),CITY varchar(20));</text:p>
      <text:p text:style-name="Standard">Query OK, 0 rows affected (0.02 sec)</text:p>
      <text:p text:style-name="Standard"/>
      <text:p text:style-name="Standard">mysql&gt; desc Team</text:p>
      <text:p text:style-name="Standard"><text:s text:c="4"/>-&gt; ;</text:p>
      <text:p text:style-name="Standard">+------------+-------------+------+-----+---------+-------+</text:p>
      <text:p text:style-name="Standard">| Field <text:s text:c="5"/>| Type <text:s text:c="7"/>| Null | Key | Default | Extra |</text:p>
      <text:p text:style-name="Standard">+------------+-------------+------+-----+---------+-------+</text:p>
      <text:p text:style-name="Standard">| TID <text:s text:c="7"/>| varchar(20) | NO <text:s text:c="2"/>| PRI | NULL <text:s text:c="3"/>| <text:s text:c="6"/>|</text:p>
      <text:p text:style-name="Standard">| TNAME <text:s text:c="5"/>| varchar(20) | YES <text:s/>| <text:s text:c="4"/>| NULL <text:s text:c="3"/>| <text:s text:c="6"/>|</text:p>
      <text:p text:style-name="Standard">| COACH <text:s text:c="5"/>| varchar(20) | YES <text:s/>| <text:s text:c="4"/>| NULL <text:s text:c="3"/>| <text:s text:c="6"/>|</text:p>
      <text:p text:style-name="Standard">| CAPTAIN_ID | varchar(20) | YES <text:s/>| <text:s text:c="4"/>| NULL <text:s text:c="3"/>| <text:s text:c="6"/>|</text:p>
      <text:p text:style-name="Standard">| CITY <text:s text:c="6"/>| varchar(20) | YES <text:s/>| <text:s text:c="4"/>| NULL <text:s text:c="3"/>| <text:s text:c="6"/>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3961205533952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create table Player(PID varchar(20) Primary key , PNAME varchar(20),AGE varchar(20),TID varchar(20),foreign key(TID) references Team(TID));</text:p>
      <text:p text:style-name="Standard">Query OK, 0 rows affected (0.02 sec)</text:p>
      <text:p text:style-name="Standard"/>
      <text:p text:style-name="Standard">mysql&gt; desc Player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PID <text:s text:c="2"/>| varchar(20) | NO <text:s text:c="2"/>| PRI | NULL <text:s text:c="3"/>| <text:s text:c="6"/>|</text:p>
      <text:p text:style-name="Standard">| PNAME | varchar(20) | YES <text:s/>| <text:s text:c="4"/>| NULL <text:s text:c="3"/>| <text:s text:c="6"/>|</text:p>
      <text:p text:style-name="Standard">| AGE <text:s text:c="2"/>| varchar(20) | YES <text:s/>| <text:s text:c="4"/>| NULL <text:s text:c="3"/>| <text:s text:c="6"/>|</text:p>
      <text:p text:style-name="Standard">| TID <text:s text:c="2"/>| varchar(20) | YES <text:s/>| MUL | NULL <text:s text:c="3"/>| <text:s text:c="6"/>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Line93961203877488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create table Stadium(SID varchar(20) Primary key ,SNAMR varchar(20),PINCODE int(20),CITY varchar(20),AREA varchar(20));</text:p>
      <text:p text:style-name="Standard">Query OK, 0 rows affected, 1 warning (0.02 sec)</text:p>
      <text:p text:style-name="Standard"/>
      <text:p text:style-name="Standard">mysql&gt; desc Stadium;</text:p>
      <text:p text:style-name="Standard">+---------+-------------+------+-----+---------+-------+</text:p>
      <text:p text:style-name="Standard">| Field <text:s text:c="2"/>| Type <text:s text:c="7"/>| Null | Key | Default | Extra |</text:p>
      <text:p text:style-name="Standard">+---------+-------------+------+-----+---------+-------+</text:p>
      <text:p text:style-name="Standard">| SID <text:s text:c="4"/>| varchar(20) | NO <text:s text:c="2"/>| PRI | NULL <text:s text:c="3"/>| <text:s text:c="6"/>|</text:p>
      <text:p text:style-name="Standard">| SNAMR <text:s text:c="2"/>| varchar(20) | YES <text:s/>| <text:s text:c="4"/>| NULL <text:s text:c="3"/>| <text:s text:c="6"/>|</text:p>
      <text:p text:style-name="Standard">| PINCODE | int <text:s text:c="8"/>| YES <text:s/>| <text:s text:c="4"/>| NULL <text:s text:c="3"/>| <text:s text:c="6"/>|</text:p>
      <text:p text:style-name="Standard">| CITY <text:s text:c="3"/>| varchar(20) | YES <text:s/>| <text:s text:c="4"/>| NULL <text:s text:c="3"/>| <text:s text:c="6"/>|</text:p>
      <text:p text:style-name="Standard">| AREA <text:s text:c="3"/>| varchar(20) | YES <text:s/>| <text:s text:c="4"/>| NULL <text:s text:c="3"/>| <text:s text:c="6"/>|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3961205789184"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create table Matche(MID varchar(20)primary key,MDATE date,TIME time,SID varchar(20),foreign key(SID) references Stadium(SID), TEAM1_ID</text:p>
      <text:p text:style-name="Standard">varchar(20),foreign key(TEAM1_ID)references Team(TID),TEAM2_ID varchar(20), foreign key(TEAM2_ID) references Team(TID),WINNING_TEAM_ID varchar(20),foreign key(WINNING_TEAM_ID) references Team(TID),MAN_OF_MATCH varchar(20),foreign key(MAN_OF_MATCH)references Player(PID));</text:p>
      <text:p text:style-name="Standard">Query OK, 0 rows affected (0.03 sec)</text:p>
      <text:p text:style-name="Standard"/>
      <text:p text:style-name="Standard"/>
      <text:p text:style-name="Standard">mysql&gt; desc Matche;</text:p>
      <text:p text:style-name="Standard">+-----------------+-------------+------+-----+---------+-------+</text:p>
      <text:p text:style-name="Standard">| Field <text:s text:c="10"/>| Type <text:s text:c="7"/>| Null | Key | Default | Extra |</text:p>
      <text:p text:style-name="Standard">+-----------------+-------------+------+-----+---------+-------+</text:p>
      <text:p text:style-name="Standard">| MID <text:s text:c="12"/>| varchar(20) | NO <text:s text:c="2"/>| PRI | NULL <text:s text:c="3"/>| <text:s text:c="6"/>|</text:p>
      <text:p text:style-name="Standard">| MDATE <text:s text:c="10"/>| date <text:s text:c="7"/>| YES <text:s/>| <text:s text:c="4"/>| NULL <text:s text:c="3"/>| <text:s text:c="6"/>|</text:p>
      <text:p text:style-name="Standard">| TIME <text:s text:c="11"/>| time <text:s text:c="7"/>| YES <text:s/>| <text:s text:c="4"/>| NULL <text:s text:c="3"/>| <text:s text:c="6"/>|</text:p>
      <text:p text:style-name="Standard">| SID <text:s text:c="12"/>| varchar(20) | YES <text:s/>| MUL | NULL <text:s text:c="3"/>| <text:s text:c="6"/>|</text:p>
      <text:p text:style-name="Standard">| TEAM1_ID <text:s text:c="7"/>| varchar(20) | YES <text:s/>| MUL | NULL <text:s text:c="3"/>| <text:s text:c="6"/>|</text:p>
      <text:p text:style-name="Standard">| TEAM2_ID <text:s text:c="7"/>| varchar(20) | YES <text:s/>| MUL | NULL <text:s text:c="3"/>| <text:s text:c="6"/>|</text:p>
      <text:p text:style-name="Standard">| WINNING_TEAM_ID | varchar(20) | YES <text:s/>| MUL | NULL <text:s text:c="3"/>| <text:s text:c="6"/>|</text:p>
      <text:p text:style-name="Standard">| MAN_OF_MATCH <text:s text:c="3"/>| varchar(20) | YES <text:s/>| MUL | NULL <text:s text:c="3"/>| <text:s text:c="6"/>|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 table:style-name="TableLine93961141598944"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>create table Player_phone(PID varchar(20),foreign key(PID) references Player(PID),PHONE varchar(20)primary key);</text:p>
      <text:p text:style-name="Standard">Query OK, 0 rows affected (0.03 sec)</text:p>
      <text:p text:style-name="Standard"/>
      <text:p text:style-name="Standard">mysql&gt; desc Player_phone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PID <text:s text:c="2"/>| varchar(20) | YES <text:s/>| MUL | NULL <text:s text:c="3"/>| <text:s text:c="6"/>|</text:p>
      <text:p text:style-name="Standard">| PHONE | varchar(20) | NO <text:s text:c="2"/>| PRI | NULL <text:s text:c="3"/>| <text:s text:c="6"/>|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Line93961141872640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F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<text:s/>insert into Team values("123","rcb","chahal","1","banglore");</text:p>
      <text:p text:style-name="Standard">Query OK, 1 row affected (0.00 sec)</text:p>
      <text:p text:style-name="Standard"/>
      <text:p text:style-name="Standard">mysql&gt; insert into Team values("143","csk","dhoni","2","banglore");</text:p>
      <text:p text:style-name="Standard">Query OK, 1 row affected (0.00 sec)</text:p>
      <text:p text:style-name="Standard"/>
      <text:p text:style-name="Standard">mysql&gt; insert into Team values("124","srk","pant","3","delhi");</text:p>
      <text:p text:style-name="Standard">Query OK, 1 row affected (0.00 sec)</text:p>
      <text:p text:style-name="Standard"/>
      <text:p text:style-name="Standard"><text:soft-page-break/>mysql&gt; insert into Team values("144","srh","padikal","4","kolkatha");</text:p>
      <text:p text:style-name="Standard">Query OK, 1 row affected (0.00 sec)</text:p>
      <text:p text:style-name="Standard"/>
      <text:p text:style-name="Standard"/>
      <text:p text:style-name="Standard">select * from Team;</text:p>
      <text:p text:style-name="Standard">+-----+-------+---------+------------+----------+</text:p>
      <text:p text:style-name="Standard">| TID | TNAME | COACH <text:s text:c="2"/>| CAPTAIN_ID | CITY <text:s text:c="4"/>|</text:p>
      <text:p text:style-name="Standard">+-----+-------+---------+------------+----------+</text:p>
      <text:p text:style-name="Standard">| 123 | rcb <text:s text:c="2"/>| chahal <text:s/>| 1 <text:s text:c="9"/>| banglore |</text:p>
      <text:p text:style-name="Standard">| 124 | srk <text:s text:c="2"/>| pant <text:s text:c="3"/>| 3 <text:s text:c="9"/>| delhi <text:s text:c="3"/>|</text:p>
      <text:p text:style-name="Standard">| 143 | csk <text:s text:c="2"/>| dhoni <text:s text:c="2"/>| 2 <text:s text:c="9"/>| banglore |</text:p>
      <text:p text:style-name="Standard">| 144 | srh <text:s text:c="2"/>| padikal | 4 <text:s text:c="9"/>| kolkatha |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Line93961205890320"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/>
            </table:table-cell>
            <table:table-cell table:style-name="Table6.E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insert into Player values("11","virat","28","123");</text:p>
      <text:p text:style-name="Standard">Query OK, 1 row affected (0.01 sec)</text:p>
      <text:p text:style-name="Standard"/>
      <text:p text:style-name="Standard">mysql&gt; insert into Player values("12","rohit","29","124");</text:p>
      <text:p text:style-name="Standard">Query OK, 1 row affected (0.00 sec)</text:p>
      <text:p text:style-name="Standard"/>
      <text:p text:style-name="Standard">mysql&gt; insert into Player values("13","hardik","30","143");</text:p>
      <text:p text:style-name="Standard">Query OK, 1 row affected (0.00 sec)</text:p>
      <text:p text:style-name="Standard"/>
      <text:p text:style-name="Standard">mysql&gt; insert into Player values("14","harshal","32","144");</text:p>
      <text:p text:style-name="Standard">Query OK, 1 row affected (0.01 sec)</text:p>
      <text:p text:style-name="Standard"/>
      <text:p text:style-name="Standard"/>
      <text:p text:style-name="Standard"/>
      <text:p text:style-name="Standard">select * from Player;</text:p>
      <text:p text:style-name="Standard">+-----+---------+------+------+</text:p>
      <text:p text:style-name="Standard">| PID | PNAME <text:s text:c="2"/>| AGE <text:s/>| TID <text:s/>|</text:p>
      <text:p text:style-name="Standard">+-----+---------+------+------+</text:p>
      <text:p text:style-name="Standard">| 11 <text:s/>| virat <text:s text:c="2"/>| 28 <text:s text:c="2"/>| 123 <text:s/>|</text:p>
      <text:p text:style-name="Standard">| 12 <text:s/>| rohit <text:s text:c="2"/>| 29 <text:s text:c="2"/>| 124 <text:s/>|</text:p>
      <text:p text:style-name="Standard">| 13 <text:s/>| hardik <text:s/>| 30 <text:s text:c="2"/>| 143 <text:s/>|</text:p>
      <text:p text:style-name="Standard">| 14 <text:s/>| harshal | 32 <text:s text:c="2"/>| 144 <text:s/>|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header-rows>
          <table:table-row table:style-name="TableLine93961209155648"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  <table:table-cell table:style-name="Table7.A1" office:value-type="string">
              <text:p text:style-name="Table_20_Contents"/>
            </table:table-cell>
            <table:table-cell table:style-name="Table7.D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insert into Stadium values("222","kotla","13456","delhi","highway");</text:p>
      <text:p text:style-name="Standard">Query OK, 1 row affected (0.00 sec)</text:p>
      <text:p text:style-name="Standard"/>
      <text:p text:style-name="Standard">mysql&gt; insert into Stadium values("333","mumbai","14567","kolkatha","tr nagar");</text:p>
      <text:p text:style-name="Standard">Query OK, 1 row affected (0.00 sec)</text:p>
      <text:p text:style-name="Standard"/>
      <text:p text:style-name="Standard">mysql&gt; insert into Stadium values("444","international","18567","channi","nr nagar");</text:p>
      <text:p text:style-name="Standard">Query OK, 1 row affected (0.01 sec)</text:p>
      <text:p text:style-name="Standard"/>
      <text:p text:style-name="Standard">mysql&gt; insert into Stadium values("555","vcground","14467","tamilnadu","vidya nagar");</text:p>
      <text:p text:style-name="Standard"><text:soft-page-break/>Query OK, 1 row affected (0.00 sec)</text:p>
      <text:p text:style-name="Standard"/>
      <text:p text:style-name="Standard"/>
      <text:p text:style-name="Standard">select * from Stadium;</text:p>
      <text:p text:style-name="Standard">+-----+---------------+---------+-----------+-------------+</text:p>
      <text:p text:style-name="Standard">| SID | SNAMR <text:s text:c="8"/>| PINCODE | CITY <text:s text:c="5"/>| AREA <text:s text:c="7"/>|</text:p>
      <text:p text:style-name="Standard">+-----+---------------+---------+-----------+-------------+</text:p>
      <text:p text:style-name="Standard">| 111 | chinnaswamy <text:s text:c="2"/>| <text:s text:c="2"/>12345 | banglore <text:s/>| mgroad <text:s text:c="5"/>|</text:p>
      <text:p text:style-name="Standard">| 222 | kotla <text:s text:c="8"/>| <text:s text:c="2"/>13456 | delhi <text:s text:c="4"/>| highway <text:s text:c="4"/>|</text:p>
      <text:p text:style-name="Standard">| 333 | mumbai <text:s text:c="7"/>| <text:s text:c="2"/>14567 | kolkatha <text:s/>| tr nagar <text:s text:c="3"/>|</text:p>
      <text:p text:style-name="Standard">| 444 | international | <text:s text:c="2"/>18567 | channi <text:s text:c="3"/>| nr nagar <text:s text:c="3"/>|</text:p>
      <text:p text:style-name="Standard">| 555 | vcground <text:s text:c="5"/>| <text:s text:c="2"/>14467 | tamilnadu | vidya nagar |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Line93961142101504"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Table_20_Contents"/>
            </table:table-cell>
            <table:table-cell table:style-name="Table8.E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><text:s/>insert into Matche values("1","2010-04-04","7","111","123","124","123","11");</text:p>
      <text:p text:style-name="Standard">Query OK, 1 row affected (0.01 sec)</text:p>
      <text:p text:style-name="Standard"/>
      <text:p text:style-name="Standard">mysql&gt; insert into Matche values("2","2011-04-04","8","222","124","143","143","12");</text:p>
      <text:p text:style-name="Standard">Query OK, 1 row affected (0.00 sec)</text:p>
      <text:p text:style-name="Standard"/>
      <text:p text:style-name="Standard">mysql&gt; insert into Matche values("3","2021-04-04","9","333","123","143","123","13");</text:p>
      <text:p text:style-name="Standard">Query OK, 1 row affected (0.01 sec)</text:p>
      <text:p text:style-name="Standard"/>
      <text:p text:style-name="Standard">mysql&gt; insert into Matche values("4","2020-05-04","7","444","123","144","144","14");</text:p>
      <text:p text:style-name="Standard">Query OK, 1 row affected (0.00 sec)</text:p>
      <text:p text:style-name="Standard"/>
      <text:p text:style-name="Standard">mysql&gt; insert into Matche values("5","2020-05-05","10","222","124","144","124","11");</text:p>
      <text:p text:style-name="Standard">Query OK, 1 row affected (0.00 sec)</text:p>
      <text:p text:style-name="Standard"/>
      <text:p text:style-name="Standard"/>
      <text:p text:style-name="Standard">select * from Matche;</text:p>
      <text:p text:style-name="Standard">+-----+------------+----------+------+----------+----------+-----------------+--------------+</text:p>
      <text:p text:style-name="Standard">| MID | MDATE <text:s text:c="5"/>| TIME <text:s text:c="4"/>| SID <text:s/>| TEAM1_ID | TEAM2_ID | WINNING_TEAM_ID | MAN_OF_MATCH |</text:p>
      <text:p text:style-name="Standard">+-----+------------+----------+------+----------+----------+-----------------+--------------+</text:p>
      <text:p text:style-name="Standard">| 1 <text:s text:c="2"/>| 2010-04-04 | 00:00:07 | 111 <text:s/>| 123 <text:s text:c="5"/>| 124 <text:s text:c="5"/>| 123 <text:s text:c="12"/>| 11 <text:s text:c="10"/>|</text:p>
      <text:p text:style-name="Standard">| 2 <text:s text:c="2"/>| 2011-04-04 | 00:00:08 | 222 <text:s/>| 124 <text:s text:c="5"/>| 143 <text:s text:c="5"/>| 143 <text:s text:c="12"/>| 12 <text:s text:c="10"/>|</text:p>
      <text:p text:style-name="Standard">| 3 <text:s text:c="2"/>| 2021-04-04 | 00:00:09 | 333 <text:s/>| 123 <text:s text:c="5"/>| 143 <text:s text:c="5"/>| 123 <text:s text:c="12"/>| 13 <text:s text:c="10"/>|</text:p>
      <text:p text:style-name="Standard">| 4 <text:s text:c="2"/>| 2020-05-04 | 00:00:07 | 444 <text:s/>| 123 <text:s text:c="5"/>| 144 <text:s text:c="5"/>| 144 <text:s text:c="12"/>| 14 <text:s text:c="10"/>|</text:p>
      <text:p text:style-name="Standard">| 5 <text:s text:c="2"/>| 2020-05-05 | 00:00:10 | 222 <text:s/>| 124 <text:s text:c="5"/>| 144 <text:s text:c="5"/>| 124 <text:s text:c="12"/>| 11 <text:s text:c="10"/>|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C"/>
        <table:table-column table:style-name="Table9.G"/>
        <table:table-column table:style-name="Table9.H"/>
        <table:table-header-rows>
          <table:table-row table:style-name="TableLine93961209388800"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A1" office:value-type="string">
              <text:p text:style-name="Table_20_Contents"/>
            </table:table-cell>
            <table:table-cell table:style-name="Table9.H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>insert into Player_phone values("11","12345678");</text:p>
      <text:p text:style-name="Standard">Query OK, 1 row affected (0.00 sec)</text:p>
      <text:p text:style-name="Standard"/>
      <text:p text:style-name="Standard">mysql&gt; insert into Player_phone values("12","18934568");</text:p>
      <text:p text:style-name="Standard">Query OK, 1 row affected (0.00 sec)</text:p>
      <text:p text:style-name="Standard"/>
      <text:p text:style-name="Standard"><text:soft-page-break/>mysql&gt; insert into Player_phone values("13","18978568");</text:p>
      <text:p text:style-name="Standard">Query OK, 1 row affected (0.00 sec)</text:p>
      <text:p text:style-name="Standard"/>
      <text:p text:style-name="Standard">mysql&gt; insert into Player_phone values("14","18978968");</text:p>
      <text:p text:style-name="Standard">Query OK, 1 row affected (0.00 sec)</text:p>
      <text:p text:style-name="Standard"/>
      <text:p text:style-name="Standard">mysql&gt; insert into Player_phone values("12","18945568");</text:p>
      <text:p text:style-name="Standard">Query OK, 1 row affected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* from Player_phone;</text:p>
      <text:p text:style-name="Standard">+------+----------+</text:p>
      <text:p text:style-name="Standard">| PID <text:s/>| PHONE <text:s text:c="3"/>|</text:p>
      <text:p text:style-name="Standard">+------+----------+</text:p>
      <text:p text:style-name="Standard">| 11 <text:s text:c="2"/>| 12345678 |</text:p>
      <text:p text:style-name="Standard">| 12 <text:s text:c="2"/>| 18934568 |</text:p>
      <text:p text:style-name="Standard">| 12 <text:s text:c="2"/>| 18945568 |</text:p>
      <text:p text:style-name="Standard">| 13 <text:s text:c="2"/>| 18978568 |</text:p>
      <text:p text:style-name="Standard">| 14 <text:s text:c="2"/>| 18978968 |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3961142875632">
            <table:table-cell table:style-name="Table10.A1" office:value-type="string">
              <text:p text:style-name="Table_20_Contents"/>
            </table:table-cell>
            <table:table-cell table:style-name="Table10.B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select PNAME,TNAME,AGE from Player p, Team t where p.TID=t.TID and AGE in(select min(AGE) from Player);</text:p>
      <text:p text:style-name="Standard">+-------+-------+------+</text:p>
      <text:p text:style-name="Standard">| PNAME | TNAME | AGE <text:s/>|</text:p>
      <text:p text:style-name="Standard">+-------+-------+------+</text:p>
      <text:p text:style-name="Standard">| virat | rcb <text:s text:c="2"/>| 28 <text:s text:c="2"/>|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Line93961207107648">
            <table:table-cell table:style-name="Table11.A1" office:value-type="string">
              <text:p text:style-name="Table_20_Contents"/>
            </table:table-cell>
            <table:table-cell table:style-name="Table11.A1" office:value-type="string">
              <text:p text:style-name="Table_20_Contents"/>
            </table:table-cell>
            <table:table-cell table:style-name="Table11.C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select <text:s/>SNAMR from Stadium where SID=(select SID from Matche group by SID order by count(*) desc limit 1);</text:p>
      <text:p text:style-name="Standard">+-------+</text:p>
      <text:p text:style-name="Standard">| SNAMR |</text:p>
      <text:p text:style-name="Standard">+-------+</text:p>
      <text:p text:style-name="Standard">| kotla |</text:p>
      <table:table table:name="Table12" table:style-name="Table12">
        <table:table-column table:style-name="Table12.A"/>
        <table:table-header-rows>
          <table:table-row table:style-name="TableLine93961209327920">
            <table:table-cell table:style-name="Table12.A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select * from Stadium where SID =(select SID from Matche group by SID order by count(SID) desc limit 1);</text:p>
      <text:p text:style-name="Standard">+-----+-------+---------+-------+---------+</text:p>
      <text:p text:style-name="Standard">| SID | SNAMR | PINCODE | CITY <text:s/>| AREA <text:s text:c="3"/>|</text:p>
      <text:p text:style-name="Standard">+-----+-------+---------+-------+---------+</text:p>
      <text:p text:style-name="Standard">| 222 | kotla | <text:s text:c="2"/>13456 | delhi | highway |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header-rows>
          <table:table-row table:style-name="TableLine93961207062208">
            <table:table-cell table:style-name="Table13.A1" office:value-type="string">
              <text:p text:style-name="Table_20_Contents"/>
            </table:table-cell>
            <table:table-cell table:style-name="Table13.A1" office:value-type="string">
              <text:p text:style-name="Table_20_Contents"/>
            </table:table-cell>
            <table:table-cell table:style-name="Table13.A1" office:value-type="string">
              <text:p text:style-name="Table_20_Contents"/>
            </table:table-cell>
            <table:table-cell table:style-name="Table13.A1" office:value-type="string">
              <text:p text:style-name="Table_20_Contents"/>
            </table:table-cell>
            <table:table-cell table:style-name="Table13.E1" office:value-type="string">
              <text:p text:style-name="Table_20_Contents"/>
            </table:table-cell>
          </table:table-row>
        </table:table-header-rows>
      </table:table>
      <text:p text:style-name="Standard"><text:soft-page-break/>select * from Player where PID not in (select CAPTAIN_ID from Team) and PID in (select MAN_OF_MATCH from Matche group by MAN_OF_MATCH having count(MAN_OF_MATCH)<text:span text:style-name="T1">&gt;</text:span>=2);</text:p>
      <text:p text:style-name="Standard">+-----+-------+------+------+</text:p>
      <text:p text:style-name="Standard">| PID | PNAME | AGE <text:s/>| TID <text:s/>|</text:p>
      <text:p text:style-name="Standard">+-----+-------+------+------+</text:p>
      <text:p text:style-name="Standard">| 11 <text:s/>| virat | 28 <text:s text:c="2"/>| 123 <text:s/>|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header-rows>
          <table:table-row table:style-name="TableLine93961208531424">
            <table:table-cell table:style-name="Table14.A1" office:value-type="string">
              <text:p text:style-name="Table_20_Contents"/>
            </table:table-cell>
            <table:table-cell table:style-name="Table14.A1" office:value-type="string">
              <text:p text:style-name="Table_20_Contents"/>
            </table:table-cell>
            <table:table-cell table:style-name="Table14.A1" office:value-type="string">
              <text:p text:style-name="Table_20_Contents"/>
            </table:table-cell>
            <table:table-cell table:style-name="Table14.D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5:11:38.694291647</meta:creation-date>
    <dc:date>2022-08-11T16:41:49.657026061</dc:date>
    <meta:editing-duration>PT1H30M7S</meta:editing-duration>
    <meta:editing-cycles>7</meta:editing-cycles>
    <meta:generator>LibreOffice/6.4.7.2$Linux_X86_64 LibreOffice_project/40$Build-2</meta:generator>
    <meta:document-statistic meta:table-count="14" meta:image-count="0" meta:object-count="0" meta:page-count="6" meta:paragraph-count="163" meta:word-count="1348" meta:character-count="8671" meta:non-whitespace-character-count="6765"/>
  </office:meta>
</office:document-meta>
</file>